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5 September 1876</text:p>
      <text:p text:style-name="P6">Month<text:tab/><text:tab/><text:tab/><text:tab/><text:tab/><text:tab/>September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io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If not called for within 10 days, return to the office of/</text:span></text:p>
      <text:p text:style-name="P2"><text:span text:style-name="T1">The Hebrew Union College,/</text:span></text:p>
      <text:p text:style-name="P2"><text:span text:style-name="T1">CINCINNATI, O./</text:span></text:p>
      <text:p text:style-name="P3"><text:span text:style-name="T1">Rev. Mr. Morrais[sic]/</text:span></text:p>
      <text:p text:style-name="P3"><text:span text:style-name="T1">546 N. 5</text:span><text:span text:style-name="T2">th</text:span><text:span text:style-name="T1"> St./</text:span></text:p>
      <text:p text:style-name="P4"><text:span text:style-name="T1">Philadelphia</text:span><text:span text:style-name="T3">/</text:span></text:p>
      <text:p text:style-name="P4"><text:span text:style-name="T3">P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0:20:29</meta:creation-date>
    <dc:date>2009-05-28T10:22:32</dc:date>
    <dc:language>en-US</dc:language>
    <meta:editing-cycles>2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190" meta:character-count="1421"/>
  </office:meta>
</office:document-meta>
</file>